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347in" style:rel-column-width="32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T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233f" officeooo:paragraph-rsid="0007233f"/>
    </style:style>
    <style:style style:name="P2" style:family="paragraph" style:parent-style-name="Table_20_Contents">
      <style:text-properties officeooo:rsid="00060dea" officeooo:paragraph-rsid="00060dea"/>
    </style:style>
    <style:style style:name="P3" style:family="paragraph" style:parent-style-name="Table_20_Contents">
      <style:text-properties officeooo:rsid="00060dea" officeooo:paragraph-rsid="00060dea" fo:background-color="#21409a"/>
    </style:style>
    <style:style style:name="P4" style:family="paragraph" style:parent-style-name="Table_20_Contents">
      <style:text-properties officeooo:rsid="00060dea" officeooo:paragraph-rsid="00060dea" fo:background-color="#ed1c24"/>
    </style:style>
    <style:style style:name="P5" style:family="paragraph" style:parent-style-name="Table_20_Contents">
      <style:text-properties officeooo:rsid="00060dea" officeooo:paragraph-rsid="00060dea" fo:background-color="#fff200"/>
    </style:style>
    <style:style style:name="P6" style:family="paragraph" style:parent-style-name="Table_20_Contents">
      <style:text-properties officeooo:rsid="00060dea" officeooo:paragraph-rsid="00060dea" fo:background-color="#c7a0cb"/>
    </style:style>
    <style:style style:name="P7" style:family="paragraph" style:parent-style-name="Table_20_Contents">
      <style:text-properties officeooo:rsid="0007233f" officeooo:paragraph-rsid="0007233f" fo:background-color="#f58220"/>
    </style:style>
    <style:style style:name="P8" style:family="paragraph" style:parent-style-name="Table_20_Contents">
      <style:text-properties officeooo:rsid="0007233f" officeooo:paragraph-rsid="0007233f" fo:background-color="#72b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0"/>
        <table:table-row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A1" office:value-type="string">
            <text:p text:style-name="P3">GR</text:p>
          </table:table-cell>
          <table:table-cell table:style-name="Table1.T1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6">B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BG</text:p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7">Y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GN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4">BL</text:p>
          </table:table-cell>
          <table:table-cell table:style-name="Table1.A2" office:value-type="string">
            <text:p text:style-name="P4">PI</text:p>
          </table:table-cell>
          <table:table-cell table:style-name="Table1.A2" office:value-type="string">
            <text:p text:style-name="P4">IN</text:p>
          </table:table-cell>
          <table:table-cell table:style-name="Table1.A2" office:value-type="string">
            <text:p text:style-name="P4">CL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8">G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P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YL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6">B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BG</text:p>
          </table:table-cell>
          <table:table-cell table:style-name="Table1.T2" office:value-type="string">
            <text:p text:style-name="P3">GR</text:p>
          </table:table-cell>
        </table:table-row>
        <table:table-row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A2" office:value-type="string">
            <text:p text:style-name="P3">GR</text:p>
          </table:table-cell>
          <table:table-cell table:style-name="Table1.T2" office:value-type="string">
            <text:p text:style-name="P3">GR</text:p>
          </table:table-cell>
        </table:table-row>
      </table:table>
      <text:p text:style-name="Standard"/>
      <text:p text:style-name="P1">Default map’s configuration in map table:</text:p>
      <text:p text:style-name="P1"/>
      <text:p text:style-name="P1">11 rows, 20 colum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0:59:46.123712231</meta:creation-date>
    <dc:date>2017-11-04T21:21:41.736052202</dc:date>
    <meta:editing-duration>PT1M24S</meta:editing-duration>
    <meta:editing-cycles>1</meta:editing-cycles>
    <meta:document-statistic meta:table-count="1" meta:image-count="0" meta:object-count="0" meta:page-count="1" meta:paragraph-count="129" meta:word-count="137" meta:character-count="314" meta:non-whitespace-character-count="306"/>
    <meta:generator>LibreOffice/5.4.2.2$Linux_X86_64 LibreOffice_project/22b09f6418e8c2d508a9eaf86b2399209b0990f4</meta:generator>
  </office:meta>
</office:document-meta>
</file>